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asian="FreeMono" style:font-name-complex="FreeMono"/>
    </style:style>
    <style:style style:name="P2" style:family="paragraph" style:parent-style-name="Standard">
      <style:text-properties style:font-name="FreeSerif" style:font-name-asian="FreeMono" style:font-name-complex="FreeMono"/>
    </style:style>
    <style:style style:name="P3" style:family="paragraph" style:parent-style-name="Standard" style:list-style-name="L1"/>
    <style:style style:name="P4" style:family="paragraph" style:parent-style-name="Standard" style:list-style-name="L1">
      <style:paragraph-properties text:number-lines="false" text:line-number="0"/>
      <style:text-properties style:font-name="Charter"/>
    </style:style>
    <style:style style:name="P5" style:family="paragraph" style:parent-style-name="Heading_20_1">
      <style:text-properties style:font-name="Times" fo:font-size="12pt" fo:language="en" fo:country="GB" style:font-name-asian="HG Mincho Light J" style:font-size-asian="12pt" style:font-name-complex="Tahoma" style:font-size-complex="12pt"/>
    </style:style>
    <style:style style:name="P6" style:family="paragraph" style:parent-style-name="Heading_20_2">
      <style:text-properties style:font-name="Times" fo:font-size="12pt" style:font-size-asian="12pt" style:font-size-complex="12pt"/>
    </style:style>
    <style:style style:name="T1" style:family="text">
      <style:text-properties style:font-name-asian="FreeMono" style:font-name-complex="FreeMono"/>
    </style:style>
    <style:style style:name="T2" style:family="text">
      <style:text-properties style:font-name="FreeSerif1" style:font-name-asian="FreeMono" style:font-name-complex="FreeMono"/>
    </style:style>
    <style:style style:name="T3" style:family="text">
      <style:text-properties style:font-name="FreeSerif" style:font-name-asian="FreeMono" style:font-name-complex="FreeMono"/>
    </style:style>
    <style:style style:name="T4" style:family="text">
      <style:text-properties officeooo:rsid="0008a85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P1">2 cups (500ml) vegetable stock</text:p>
      <text:p text:style-name="P1">3 cups (750ml) water</text:p>
      <text:p text:style-name="P1">1 tablespoon oil</text:p>
      <text:p text:style-name="P1">2 cloves garlic, crushed</text:p>
      <text:p text:style-name="P1">1 medium red onion, chopped finely</text:p>
      <text:p text:style-name="P1">2 medium tomatos, chopped <text:span text:style-name="T4">finely</text:span></text:p>
      <text:p text:style-name="P1">1 medium capsicum, chopped finely</text:p>
      <text:p text:style-name="Standard">¼ teaspoon tumeric</text:p>
      <text:p text:style-name="P1">2 teaspoons sweet paprika</text:p>
      <text:p text:style-name="Standard"><text:span text:style-name="T1">1</text:span><text:span text:style-name="T2">¾</text:span><text:span text:style-name="T3"> cups (350g) arborio rice</text:span></text:p>
      <text:p text:style-name="P2">1 cup frozen peas</text:p>
      <text:p text:style-name="P2">100g baby beans</text:p>
      <text:p text:style-name="Standard">¼ cup sliced black olives</text:p>
      <text:h text:style-name="P6" text:outline-level="2">Method</text:h>
      <text:list xml:id="list2520254478" text:style-name="L1">
        <text:list-item>
          <text:p text:style-name="P3">Bring stock and water to boil. Remove from heat.</text:p>
        </text:list-item>
        <text:list-item>
          <text:p text:style-name="P3">Heat oil in large frying pan; cook garlic, onion, capsicum, tumeric and paprika, stirring until vegetables soften. Add rice; stir to coat in spice mixture. Stir in stock mixture, bring to the boil<text:span text:style-name="T4">e</text:span>d. Reduce heat; simmer uncovered, about 20 minutes or until rice is almost tender.</text:p>
        </text:list-item>
        <text:list-item>
          <text:p text:style-name="P3">Sprinkle peas and beans evenly over surface of paella; simmer covered for about 5 minutes or until rice is tender. Add olives, stand, covered for 5 minutes. <text:s/></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Vegetable Pealla</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creation-date>2012-09-01T14:30:22</meta:creation-date>
    <dc:language>en-AU</dc:language>
    <meta:editing-cycles>5</meta:editing-cycles>
    <meta:editing-duration>PT11M50S</meta:editing-duration>
    <meta:initial-creator>Frank Jung</meta:initial-creator>
    <dc:date>2018-01-06T13:09:03.651855510</dc:date>
    <dc:creator>Frank Jung</dc:creator>
    <meta:document-statistic meta:table-count="0" meta:image-count="0" meta:object-count="0" meta:page-count="1" meta:paragraph-count="19" meta:word-count="146" meta:character-count="840" meta:non-whitespace-character-count="715"/>
    <meta:user-defined meta:name="Info 1"/>
    <meta:user-defined meta:name="Info 2"/>
    <meta:user-defined meta:name="Info 3"/>
    <meta:user-defined meta:name="Info 4"/>
  </office:meta>
</office:document-meta>
</file>